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67fa" officeooo:paragraph-rsid="000967fa"/>
    </style:style>
    <style:style style:name="P2" style:family="paragraph" style:parent-style-name="Standard">
      <style:text-properties fo:font-weight="bold" officeooo:rsid="000967fa" officeooo:paragraph-rsid="000967fa" style:font-weight-asian="bold" style:font-weight-complex="bold"/>
    </style:style>
    <style:style style:name="P3" style:family="paragraph" style:parent-style-name="Standard">
      <style:paragraph-properties fo:text-align="center" style:justify-single-word="false"/>
      <style:text-properties fo:font-size="16pt" fo:font-weight="bold" officeooo:rsid="000967fa" officeooo:paragraph-rsid="000967fa" style:font-size-asian="16pt" style:font-weight-asian="bold" style:font-size-complex="16pt" style:font-weight-complex="bold"/>
    </style:style>
    <style:style style:name="P4" style:family="paragraph" style:parent-style-name="Standard">
      <style:text-properties officeooo:rsid="000b3f9b" officeooo:paragraph-rsid="000b3f9b"/>
    </style:style>
    <style:style style:name="P5" style:family="paragraph" style:parent-style-name="Standard">
      <style:text-properties officeooo:rsid="000cc41f" officeooo:paragraph-rsid="000cc41f"/>
    </style:style>
    <style:style style:name="P6" style:family="paragraph" style:parent-style-name="Standard">
      <style:paragraph-properties fo:break-before="page"/>
      <style:text-properties fo:font-weight="bold" officeooo:rsid="000967fa" officeooo:paragraph-rsid="000967fa" style:font-weight-asian="bold" style:font-weight-complex="bold"/>
    </style:style>
    <style:style style:name="P7" style:family="paragraph" style:parent-style-name="Standard">
      <style:paragraph-properties fo:text-align="center" style:justify-single-word="false"/>
      <style:text-properties fo:font-size="16pt" fo:font-weight="bold" officeooo:rsid="000967fa" officeooo:paragraph-rsid="000967fa"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11b812" officeooo:paragraph-rsid="0011b812"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style="italic" fo:font-weight="bold" officeooo:rsid="0011b812" officeooo:paragraph-rsid="0011b812" style:font-size-asian="16pt" style:font-style-asian="italic" style:font-weight-asian="bold" style:font-size-complex="16pt" style:font-style-complex="italic" style:font-weight-complex="bold"/>
    </style:style>
    <style:style style:name="T1" style:family="text">
      <style:text-properties officeooo:rsid="000d0c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OGO</text:p>
      <text:p text:style-name="P8">THIS PROJECT IS SUBMITTED IN PARTIAL FULFILLMENT OF INTERNAL ATTACHMENT SECOND YEAR <text:s/></text:p>
      <text:p text:style-name="P8">DEDAN KIMATHI UNIVERSITY OF TECHNOLOGY</text:p>
      <text:p text:style-name="P3">BY</text:p>
      <text:p text:style-name="P3">SAMWEL KAMWANA – C027-01-1879/2016</text:p>
      <text:p text:style-name="P3">CHACHA MOSES</text:p>
      <text:p text:style-name="P3">DENNIS</text:p>
      <text:p text:style-name="P3">TERRY</text:p>
      <text:p text:style-name="P3">KEN <text:s/></text:p>
      <text:p text:style-name="P3"/>
      <text:p text:style-name="P3">DIGICLUB</text:p>
      <text:p text:style-name="P8"><text:s/>2018</text:p>
      <text:p text:style-name="P6">Abstract</text:p>
      <text:p text:style-name="P4">Digiclub is a solution that aims at digitizing the clubs system in Kimathi University. With the solution both the students and the school staff will always be updated on matters pertaining clubs i.e membership, activities among many others</text:p>
      <text:p text:style-name="P5">To get to the validity of this idea we interviewed a number of the university students who found the idea interesting and much helpful. With solution it will enable them to be always updated and help them have clear understanding of all clubs in the university and all they entail and with this they can join clubs easily based on their passion.</text:p>
      <text:p text:style-name="P5">On the development of the system, we choose to <text:span text:style-name="T1">use the prototyping method which in a great way will reduce our development period and </text:span></text:p>
      <text:p text:style-name="P2">Problem Definition</text:p>
      <text:p text:style-name="P1"/>
      <text:p text:style-name="P2">Project Objectives</text:p>
      <text:p text:style-name="P1"/>
      <text:p text:style-name="P2">Project Justification</text:p>
      <text:p text:style-name="P1"/>
      <text:p text:style-name="P2">General Scope and Application</text:p>
      <text:p text:style-name="P1"/>
      <text:p text:style-name="P2">Literature Review</text:p>
      <text:p text:style-name="P1"/>
      <text:p text:style-name="P2">Methodology</text:p>
      <text:p text:style-name="P1"/>
      <text:p text:style-name="P2">Data Collection</text:p>
      <text:p text:style-name="P1"/>
      <text:p text:style-name="P2">System Analysis</text:p>
      <text:p text:style-name="P1"/>
      <text:p text:style-name="P2">Resources</text:p>
      <text:p text:style-name="P1"/>
      <text:p text:style-name="P2">Schedule</text:p>
      <text:p text:style-name="P1"/>
      <text:p text:style-name="P2">References</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19:51:22.787397199</meta:creation-date>
    <meta:editing-duration>PT5M28S</meta:editing-duration>
    <meta:editing-cycles>3</meta:editing-cycles>
    <meta:generator>LibreOffice/5.1.6.2$Linux_X86_64 LibreOffice_project/10m0$Build-2</meta:generator>
    <dc:date>2018-03-15T09:51:00.208585182</dc:date>
    <meta:document-statistic meta:table-count="0" meta:image-count="0" meta:object-count="0" meta:page-count="2" meta:paragraph-count="26" meta:word-count="174" meta:character-count="1101" meta:non-whitespace-character-count="946"/>
  </office:meta>
</office:document-meta>
</file>